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403in" fo:padding-bottom="0in" fo:border="none"/>
    </style:style>
    <style:style style:name="Table5.C1" style:family="table-cell">
      <style:table-cell-properties style:vertical-align="bottom" fo:padding-left="0in" fo:padding-right="0.0799in" fo:padding-top="0.2403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.0201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8597in"/>
    </style:style>
    <style:style style:name="Table6.C" style:family="table-column">
      <style:table-column-properties style:column-width="1.6896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403in" fo:padding-bottom="0in" fo:border="none"/>
    </style:style>
    <style:style style:name="Table6.C1" style:family="table-cell">
      <style:table-cell-properties style:vertical-align="bottom" fo:padding-left="0in" fo:padding-right="0.0799in" fo:padding-top="0.2403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9" style:family="table">
      <style:table-properties style:width="7.5in" fo:margin-top="0in" fo:margin-bottom="0in" table:align="center"/>
    </style:style>
    <style:style style:name="Table9.A" style:family="table-column">
      <style:table-column-properties style:column-width="0.9507in"/>
    </style:style>
    <style:style style:name="Table9.B" style:family="table-column">
      <style:table-column-properties style:column-width="4.8181in"/>
    </style:style>
    <style:style style:name="Table9.C" style:family="table-column">
      <style:table-column-properties style:column-width="1.731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201in" fo:padding-bottom="0in" fo:border="none"/>
    </style:style>
    <style:style style:name="Table9.C1" style:family="table-cell">
      <style:table-cell-properties style:vertical-align="bottom" fo:padding-left="0in" fo:padding-right="0.0799in" fo:padding-top="0.1201in" fo:padding-bottom="0in" fo:border="none"/>
    </style:style>
    <style:style style:name="Table14" style:family="table">
      <style:table-properties style:width="7.5in" fo:margin-top="0in" fo:margin-bottom="0in" table:align="center"/>
    </style:style>
    <style:style style:name="Table14.A" style:family="table-column">
      <style:table-column-properties style:column-width="0.9507in"/>
    </style:style>
    <style:style style:name="Table14.B" style:family="table-column">
      <style:table-column-properties style:column-width="6.5493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in" fo:padding-bottom="0in" fo:border="none"/>
    </style:style>
    <style:style style:name="Table3" style:family="table">
      <style:table-properties style:width="7.5in" fo:margin-top="0in" fo:margin-bottom="0in" table:align="center"/>
    </style:style>
    <style:style style:name="Table3.A" style:family="table-column">
      <style:table-column-properties style:column-width="0.9507in"/>
    </style:style>
    <style:style style:name="Table3.B" style:family="table-column">
      <style:table-column-properties style:column-width="4.8181in"/>
    </style:style>
    <style:style style:name="Table3.C" style:family="table-column">
      <style:table-column-properties style:column-width="1.731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201in" fo:padding-bottom="0in" fo:border="none"/>
    </style:style>
    <style:style style:name="Table3.C1" style:family="table-cell">
      <style:table-cell-properties style:vertical-align="bottom" fo:padding-left="0in" fo:padding-right="0.0799in" fo:padding-top="0.1201in" fo:padding-bottom="0in" fo:border="none"/>
    </style:style>
    <style:style style:name="Table7" style:family="table">
      <style:table-properties style:width="7.5in" fo:margin-top="0in" fo:margin-bottom="0in" table:align="center"/>
    </style:style>
    <style:style style:name="Table7.A" style:family="table-column">
      <style:table-column-properties style:column-width="0.9507in"/>
    </style:style>
    <style:style style:name="Table7.B" style:family="table-column">
      <style:table-column-properties style:column-width="6.549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403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201in" fo:padding-bottom="0in" fo:border="none"/>
    </style:style>
    <style:style style:name="Table11" style:family="table">
      <style:table-properties style:width="7.5in" fo:margin-top="0in" fo:margin-bottom="0in" table:align="center"/>
    </style:style>
    <style:style style:name="Table11.A" style:family="table-column">
      <style:table-column-properties style:column-width="0.9507in"/>
    </style:style>
    <style:style style:name="Table11.B" style:family="table-column">
      <style:table-column-properties style:column-width="4.9215in"/>
    </style:style>
    <style:style style:name="Table11.C" style:family="table-column">
      <style:table-column-properties style:column-width="1.6278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.2403in" fo:padding-bottom="0in" fo:border="none"/>
    </style:style>
    <style:style style:name="Table11.C1" style:family="table-cell">
      <style:table-cell-properties style:vertical-align="bottom" fo:padding-left="0in" fo:padding-right="0.0799in" fo:padding-top="0.2403in" fo:padding-bottom="0in" fo:border="none"/>
    </style:style>
    <style:style style:name="Table12" style:family="table">
      <style:table-properties style:width="7.5in" fo:margin-top="0in" fo:margin-bottom="0in" table:align="center"/>
    </style:style>
    <style:style style:name="Table12.A" style:family="table-column">
      <style:table-column-properties style:column-width="0.9507in"/>
    </style:style>
    <style:style style:name="Table12.B" style:family="table-column">
      <style:table-column-properties style:column-width="6.5493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in" fo:padding-bottom="0in" fo:border="none"/>
    </style:style>
    <style:style style:name="Table15" style:family="table">
      <style:table-properties style:width="7.5in" fo:margin-top="0in" fo:margin-bottom="0in" table:align="center"/>
    </style:style>
    <style:style style:name="Table15.A" style:family="table-column">
      <style:table-column-properties style:column-width="0.9507in"/>
    </style:style>
    <style:style style:name="Table15.B" style:family="table-column">
      <style:table-column-properties style:column-width="4.8181in"/>
    </style:style>
    <style:style style:name="Table15.C" style:family="table-column">
      <style:table-column-properties style:column-width="1.7313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in" fo:padding-right="0.0799in" fo:padding-top="0.1201in" fo:padding-bottom="0in" fo:border="none"/>
    </style:style>
    <style:style style:name="Table15.C1" style:family="table-cell">
      <style:table-cell-properties style:vertical-align="bottom" fo:padding-left="0in" fo:padding-right="0.0799in" fo:padding-top="0.1201in" fo:padding-bottom="0in" fo:border="none"/>
    </style:style>
    <style:style style:name="Table18" style:family="table">
      <style:table-properties style:width="7.5in" fo:margin-top="0in" fo:margin-bottom="0in" table:align="center"/>
    </style:style>
    <style:style style:name="Table18.A" style:family="table-column">
      <style:table-column-properties style:column-width="0.9507in"/>
    </style:style>
    <style:style style:name="Table18.B" style:family="table-column">
      <style:table-column-properties style:column-width="6.5493in"/>
    </style:style>
    <style:style style:name="Table18.1" style:family="table-row">
      <style:table-row-properties style:min-row-height="0.0653in" fo:keep-together="auto"/>
    </style:style>
    <style:style style:name="Table18.A1" style:family="table-cell">
      <style:table-cell-properties style:vertical-align="" fo:padding-left="0in" fo:padding-right="0.0799in" fo:padding-top="0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403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403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20eb7cc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811438" style:font-weight-asian="normal" style:font-weight-complex="normal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tyle="normal" fo:font-weight="normal" officeooo:rsid="00f54a88" officeooo:paragraph-rsid="01eae8cc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297b416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29a44e4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c07f9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221a22b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f54a88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rsid="01457e31" officeooo:paragraph-rsid="0297b416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942bbb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97b416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tyle="normal" fo:font-weight="normal" officeooo:rsid="01457e31" officeooo:paragraph-rsid="0297b416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297b416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29a44e4"/>
    </style:style>
    <style:style style:name="P2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00f106"/>
    </style:style>
    <style:style style:name="P2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27fdb34" officeooo:paragraph-rsid="027fdb34" style:font-name-asian="Roboto2" style:font-size-asian="10pt" style:font-weight-asian="bold" style:font-name-complex="Roboto2" style:font-size-complex="10pt" style:font-weight-complex="bold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1c47f3" style:font-name-asian="Roboto2" style:font-size-asian="10pt" style:font-weight-asian="bold" style:font-name-complex="Roboto2" style:font-size-complex="10pt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811438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 style:font-weight-complex="bold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811438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 style:font-weight-complex="bold"/>
    </style:style>
    <style:style style:name="P45" style:family="paragraph" style:parent-style-name="Standard">
      <style:text-properties officeooo:paragraph-rsid="01eae8cc"/>
    </style:style>
    <style:style style:name="P46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style:text-underline-style="solid" style:text-underline-type="double" style:text-underline-width="auto" style:text-underline-color="font-color" officeooo:paragraph-rsid="00f4d3bb" style:font-size-asian="8.75pt" style:font-size-complex="10pt"/>
    </style:style>
    <style:style style:name="P47" style:family="paragraph" style:parent-style-name="Standard">
      <style:text-properties style:font-name="Inter1" officeooo:paragraph-rsid="01bd823b"/>
    </style:style>
    <style:style style:name="P48" style:family="paragraph" style:parent-style-name="Standard">
      <style:text-properties style:font-name="Inter1" officeooo:paragraph-rsid="021c47f3"/>
    </style:style>
    <style:style style:name="P49" style:family="paragraph" style:parent-style-name="Standard">
      <style:text-properties style:font-name="Inter1" officeooo:paragraph-rsid="016f1dab"/>
    </style:style>
    <style:style style:name="P50" style:family="paragraph" style:parent-style-name="Standard">
      <style:text-properties style:font-name="Inter1" officeooo:paragraph-rsid="020eb7cc"/>
    </style:style>
    <style:style style:name="P51" style:family="paragraph" style:parent-style-name="Standard">
      <style:text-properties officeooo:paragraph-rsid="02811438"/>
    </style:style>
    <style:style style:name="P52" style:family="paragraph" style:parent-style-name="Standard">
      <style:text-properties officeooo:paragraph-rsid="023b2c24"/>
    </style:style>
    <style:style style:name="P53" style:family="paragraph" style:parent-style-name="Standard">
      <style:text-properties officeooo:paragraph-rsid="020eb7cc"/>
    </style:style>
    <style:style style:name="P54" style:family="paragraph" style:parent-style-name="Standard">
      <style:text-properties officeooo:paragraph-rsid="021c47f3"/>
    </style:style>
    <style:style style:name="P55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f15b" officeooo:paragraph-rsid="021c47f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6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48cb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47b74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9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2da1d1" officeooo:paragraph-rsid="022da1d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c463f2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e987ef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1" officeooo:paragraph-rsid="021e127c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1" officeooo:paragraph-rsid="0269d815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1" officeooo:paragraph-rsid="020eb7cc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1" officeooo:paragraph-rsid="02780da5"/>
    </style:style>
    <style:style style:name="P67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1" officeooo:paragraph-rsid="02811438"/>
    </style:style>
    <style:style style:name="P7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rsid="020d70ed" officeooo:paragraph-rsid="020d70ed" style:font-style-asian="normal" style:font-weight-asian="normal" style:font-style-complex="normal" style:font-weight-complex="normal"/>
    </style:style>
    <style:style style:name="P72" style:family="paragraph" style:parent-style-name="Standard" style:list-style-name="L1">
      <style:paragraph-properties fo:line-height="100%" fo:orphans="0" fo:widows="0"/>
      <style:text-properties officeooo:paragraph-rsid="021c47f3"/>
    </style:style>
    <style:style style:name="P73" style:family="paragraph" style:parent-style-name="Standard" style:list-style-name="L1">
      <style:paragraph-properties fo:line-height="100%" fo:orphans="0" fo:widows="0"/>
      <style:text-properties officeooo:paragraph-rsid="02128124"/>
    </style:style>
    <style:style style:name="P7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14ff28a" style:font-weight-asian="bold" style:font-weight-complex="bold"/>
    </style:style>
    <style:style style:name="T3" style:family="text">
      <style:text-properties fo:font-weight="bold" officeooo:rsid="007e263d" style:font-weight-asian="bold" style:font-weight-complex="normal"/>
    </style:style>
    <style:style style:name="T4" style:family="text">
      <style:text-properties fo:font-weight="bold" officeooo:rsid="01ca2b74" style:font-weight-asian="bold"/>
    </style:style>
    <style:style style:name="T5" style:family="text">
      <style:text-properties fo:font-weight="bold" officeooo:rsid="0048f0e9" style:font-weight-asian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officeooo:rsid="00c463f2" style:font-name-asian="Roboto2" style:font-size-asian="10pt" style:font-name-complex="Roboto2" style:font-size-complex="10pt"/>
    </style:style>
    <style:style style:name="T8" style:family="text">
      <style:text-properties fo:font-size="10pt" officeooo:rsid="022da1d1" style:font-name-asian="Roboto2" style:font-size-asian="10pt" style:font-name-complex="Roboto2" style:font-size-complex="10pt"/>
    </style:style>
    <style:style style:name="T9" style:family="text">
      <style:text-properties fo:font-size="10pt" officeooo:rsid="007e263d" style:font-name-asian="Roboto2" style:font-size-asian="10pt" style:font-name-complex="Roboto2" style:font-size-complex="10pt"/>
    </style:style>
    <style:style style:name="T10" style:family="text">
      <style:text-properties fo:font-size="10pt" officeooo:rsid="02811438" style:font-name-asian="Roboto2" style:font-size-asian="10pt" style:font-name-complex="Roboto2" style:font-size-complex="10pt"/>
    </style:style>
    <style:style style:name="T11" style:family="text">
      <style:text-properties fo:font-size="10pt" officeooo:rsid="020eb7cc" style:font-name-asian="Roboto2" style:font-size-asian="10pt" style:font-name-complex="Roboto2" style:font-size-complex="10pt"/>
    </style:style>
    <style:style style:name="T12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3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20d70ed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22ad270" style:font-name-asian="Roboto2" style:font-size-asian="10pt" style:font-weight-asian="bold" style:font-name-complex="Roboto2" style:font-size-complex="10pt" style:font-weight-complex="bold"/>
    </style:style>
    <style:style style:name="T20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3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4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5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6" style:family="text">
      <style:text-properties fo:font-size="10pt" fo:font-style="italic" officeooo:rsid="020eb7cc" style:font-name-asian="Roboto2" style:font-size-asian="10pt" style:font-style-asian="italic" style:font-name-complex="Roboto2" style:font-size-complex="10pt"/>
    </style:style>
    <style:style style:name="T27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8" style:family="text">
      <style:text-properties fo:font-size="10pt" fo:font-style="italic" fo:font-weight="normal" officeooo:rsid="0230fb9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9" style:family="text">
      <style:text-properties fo:font-size="10pt" fo:font-style="italic" fo:font-weight="normal" officeooo:rsid="0249707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0" style:family="text">
      <style:text-properties fo:font-size="10pt" fo:font-style="italic" fo:font-weight="normal" officeooo:rsid="0282047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1" style:family="text">
      <style:text-properties fo:font-size="10pt" fo:font-style="italic" fo:font-weight="normal" officeooo:rsid="020eb7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italic" fo:font-weight="normal" officeooo:rsid="02942bbb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34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style:text-underline-style="none" fo:font-weight="normal" officeooo:rsid="024bf40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6" style:family="text">
      <style:text-properties fo:font-size="10pt" fo:font-style="italic" style:text-underline-style="none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7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8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9" style:family="text">
      <style:text-properties fo:font-size="10pt" fo:font-style="normal" fo:font-weight="normal" officeooo:rsid="021281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0" style:family="text">
      <style:text-properties fo:font-size="10pt" fo:font-style="normal" fo:font-weight="normal" officeooo: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1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2" style:family="text">
      <style:text-properties fo:font-size="10pt" fo:font-style="normal" fo:font-weight="normal" officeooo:rsid="02399f0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3" style:family="text">
      <style:text-properties fo:font-size="10pt" fo:font-style="normal" fo:font-weight="normal" officeooo:rsid="014c2b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4" style:family="text">
      <style:text-properties fo:font-size="10pt" fo:font-style="normal" fo:font-weight="normal" officeooo:rsid="010255c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5" style:family="text">
      <style:text-properties fo:font-size="10pt" fo:font-style="normal" fo:font-weight="normal" officeooo:rsid="01cc2d8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6" style:family="text">
      <style:text-properties fo:font-size="10pt" fo:font-style="normal" fo:font-weight="normal" officeooo:rsid="01b1fc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8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9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218f00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226d9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23fda2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269d81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26a00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2780da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27a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28114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475f5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bold" officeooo:rsid="02113a80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1" style:family="text">
      <style:text-properties fo:font-size="10pt" fo:font-style="normal" style:text-underline-style="solid" style:text-underline-width="auto" style:text-underline-color="font-color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fo:font-size="10pt" fo:font-style="normal" style:text-underline-style="solid" style:text-underline-width="auto" style:text-underline-color="font-color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fo:font-size="10pt" fo:font-style="normal" style:text-underline-style="solid" style:text-underline-width="auto" style:text-underline-color="font-color" fo:font-weight="normal" officeooo:rsid="01475f5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6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87" style:family="text">
      <style:text-properties fo:font-size="10pt" fo:font-style="normal" officeooo:rsid="0201ad8e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07e263d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28d9376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263c54e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1a964e2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23d8dcd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28580eb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10255c4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2865ff8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b1fc9f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29acf95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weight="normal" officeooo:rsid="01475f55" style:font-weight-asian="normal" style:font-weight-complex="normal"/>
    </style:style>
    <style:style style:name="T100" style:family="text">
      <style:text-properties fo:font-weight="normal" officeooo:rsid="01f670b9" style:font-weight-asian="normal"/>
    </style:style>
    <style:style style:name="T101" style:family="text">
      <style:text-properties fo:font-weight="normal" officeooo:rsid="0275382e" style:font-weight-asian="normal"/>
    </style:style>
    <style:style style:name="T102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03" style:family="text">
      <style:text-properties officeooo:rsid="0094c2de"/>
    </style:style>
    <style:style style:name="T104" style:family="text">
      <style:text-properties fo:color="#000000" style:font-name="Inter1" style:text-underline-style="none"/>
    </style:style>
    <style:style style:name="T105" style:family="text">
      <style:text-properties officeooo:rsid="014965fe"/>
    </style:style>
    <style:style style:name="T106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07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08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09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10" style:family="text">
      <style:text-properties style:font-name="Inter1" fo:font-size="10pt" style:font-size-asian="10pt" style:font-size-complex="10pt"/>
    </style:style>
    <style:style style:name="T111" style:family="text">
      <style:text-properties style:font-name="Inter1" fo:font-size="10pt" officeooo:rsid="01a964e2" style:font-size-asian="10pt" style:font-size-complex="10pt"/>
    </style:style>
    <style:style style:name="T112" style:family="text">
      <style:text-properties style:font-name="Inter1" fo:font-size="10pt" officeooo:rsid="01db6890" style:font-size-asian="10pt" style:font-size-complex="10pt"/>
    </style:style>
    <style:style style:name="T113" style:family="text">
      <style:text-properties style:font-name="Inter1" fo:font-size="10pt" officeooo:rsid="020eb7cc" style:font-size-asian="10pt" style:font-size-complex="10pt"/>
    </style:style>
    <style:style style:name="T114" style:family="text">
      <style:text-properties style:font-name="Inter1" fo:font-size="10pt" officeooo:rsid="027fdb34" style:font-size-asian="10pt" style:font-size-complex="10pt"/>
    </style:style>
    <style:style style:name="T115" style:family="text">
      <style:text-properties style:font-name="Inter1" fo:font-size="10pt" officeooo:rsid="02811438" style:font-size-asian="10pt" style:font-size-complex="10pt"/>
    </style:style>
    <style:style style:name="T116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7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8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9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0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1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2" style:family="text">
      <style:text-properties style:font-name="Inter1" fo:font-size="10pt" fo:font-style="normal" style:text-underline-style="none" fo:font-weight="normal" officeooo:rsid="02113a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3" style:family="text">
      <style:text-properties style:font-name="Inter1" fo:font-size="10pt" fo:font-style="normal" style:text-underline-style="none" fo:font-weight="normal" officeooo:rsid="021281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4" style:family="text">
      <style:text-properties style:font-name="Inter1" fo:font-size="10pt" fo:font-style="normal" style:text-underline-style="none" fo:font-weight="normal" officeooo:rsid="021aafd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22ad2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233e5e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277321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29" style:family="text">
      <style:text-properties style:font-name="Inter1" fo:font-size="10pt" fo:font-style="normal" style:text-underline-style="none" fo:font-weight="bold" officeooo:rsid="02113a80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bold" officeooo:rsid="02811438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2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3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6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7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8" style:family="text">
      <style:text-properties style:font-name="Inter1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1" fo:font-size="10pt" fo:font-style="normal" fo:font-weight="normal" officeooo:rsid="0152a1a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1" fo:font-size="10pt" fo:font-style="normal" fo:font-weight="normal" officeooo:rsid="0288507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1" fo:font-size="10pt" fo:font-style="normal" fo:font-weight="normal" officeooo:rsid="0289f7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style:font-name="Inter1" fo:font-size="10pt" fo:font-style="normal" fo:font-weight="normal" officeooo:rsid="01ff59c5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200cec8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46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47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48" style:family="text">
      <style:text-properties style:font-name="Inter1" fo:font-size="10pt" fo:font-style="italic" fo:font-weight="normal" officeooo:rsid="014ff28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49" style:family="text">
      <style:text-properties style:font-name="Inter1" fo:font-size="10pt" fo:font-style="italic" style:text-underline-style="none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0" style:family="text">
      <style:text-properties style:font-name="Inter1" fo:font-size="10pt" fo:font-style="italic" style:text-underline-style="none" fo:font-weight="normal" officeooo:rsid="0281143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1" style:family="text">
      <style:text-properties style:font-name="Inter1" fo:font-size="10pt" fo:font-style="italic" style:text-underline-style="none" fo:font-weight="normal" officeooo:rsid="0281930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2" style:family="text">
      <style:text-properties style:font-name="Inter1" fo:font-size="10pt" fo:font-style="italic" style:text-underline-style="none" fo:font-weight="normal" officeooo:rsid="0297b41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3" style:family="text">
      <style:text-properties style:font-name="Inter1" fo:font-size="10pt" fo:font-style="italic" style:text-underline-style="none" fo:font-weight="normal" officeooo:rsid="023d8dc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4" style:family="text">
      <style:text-properties style:font-name="Inter1" fo:font-size="10pt" fo:font-style="italic" style:text-underline-style="none" fo:font-weight="normal" officeooo:rsid="020eb7cc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5" style:family="text">
      <style:text-properties style:font-name="Inter1" fo:font-size="10pt" style:font-name-asian="Roboto2" style:font-size-asian="10pt" style:font-name-complex="Roboto2" style:font-size-complex="10pt"/>
    </style:style>
    <style:style style:name="T156" style:family="text">
      <style:text-properties fo:color="#0066b3" style:font-name="Inter1" style:text-underline-style="solid" style:text-underline-width="auto" style:text-underline-color="font-color"/>
    </style:style>
    <style:style style:name="T157" style:family="text">
      <style:text-properties officeooo:rsid="0190cd32"/>
    </style:style>
    <style:style style:name="T158" style:family="text">
      <style:text-properties officeooo:rsid="01f670b9" style:font-weight-complex="bold"/>
    </style:style>
    <style:style style:name="T159" style:family="text">
      <style:text-properties officeooo:rsid="01f683f8" style:font-weight-complex="bold"/>
    </style:style>
    <style:style style:name="T160" style:family="text">
      <style:text-properties officeooo:rsid="01cc2d83"/>
    </style:style>
    <style:style style:name="T161" style:family="text">
      <style:text-properties style:font-name="Inter Extra Bold"/>
    </style:style>
    <style:style style:name="T162" style:family="text">
      <style:text-properties style:font-weight-complex="normal"/>
    </style:style>
    <style:style style:name="T163" style:family="text">
      <style:text-properties officeooo:rsid="024575bc" style:font-weight-complex="normal"/>
    </style:style>
    <style:style style:name="T164" style:family="text">
      <style:text-properties officeooo:rsid="024de0ba"/>
    </style:style>
    <style:style style:name="T165" style:family="text">
      <style:text-properties officeooo:rsid="02600270"/>
    </style:style>
    <style:style style:name="T166" style:family="text">
      <style:text-properties officeooo:rsid="02616afe"/>
    </style:style>
    <style:style style:name="T167" style:family="text">
      <style:text-properties officeooo:rsid="02659fb2"/>
    </style:style>
    <style:style style:name="T168" style:family="text">
      <style:text-properties officeooo:rsid="026c271c"/>
    </style:style>
    <style:style style:name="T169" style:family="text">
      <style:text-properties officeooo:rsid="026decef"/>
    </style:style>
    <style:style style:name="T170" style:family="text">
      <style:text-properties officeooo:rsid="027fdb34"/>
    </style:style>
    <style:style style:name="T171" style:family="text">
      <style:text-properties officeooo:rsid="028d9376"/>
    </style:style>
    <style:style style:name="T172" style:family="text">
      <style:text-properties officeooo:rsid="028f3fed"/>
    </style:style>
    <style:style style:name="T173" style:family="text">
      <style:text-properties officeooo:rsid="029a44e4"/>
    </style:style>
    <style:style style:name="T1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799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862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79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854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902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89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4"><text:span text:style-name="T103">R</text:span>ICHARD<text:span text:style-name="T160"> </text:span>ZHU</text:p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0"><text:a xlink:type="simple" xlink:href="mailto:rszhu@berkeley.edu" text:style-name="Internet_20_link" text:visited-style-name="Visited_20_Internet_20_Link"><text:span text:style-name="T104">rszhu@berkeley.edu</text:span></text:a></text:p>
            <text:p text:style-name="P25">858-371-8838</text:p>
            <text:p text:style-name="P24">Berkeley, CA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6"><text:a xlink:type="simple" xlink:href="https://www.linkedin.com/in/rszhu/" text:style-name="Internet_20_link" text:visited-style-name="Visited_20_Internet_20_Link"><text:span text:style-name="T156">linkedin.com/in/rszhu</text:span></text:a></text:p>
            <text:p text:style-name="P26"><text:a xlink:type="simple" xlink:href="https://github.com/richardszhu" text:style-name="Internet_20_link" text:visited-style-name="Visited_20_Internet_20_Link"><text:span text:style-name="T156">github.com/richardszhu</text:span></text:a></text:p>
            <text:p text:style-name="P27"><text:a xlink:type="simple" xlink:href="https://www.ocf.berkeley.edu/~rszhu/" text:style-name="Internet_20_link" text:visited-style-name="Visited_20_Internet_20_Link"><text:span text:style-name="T156">ocf.io/rszhu</text:span></text:a></text:p>
          </table:table-cell>
        </table:table-row>
      </table:table>
      <text:p text:style-name="P4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6">EDUCATION</text:p>
          </table:table-cell>
          <table:table-cell table:style-name="Table5.A1" office:value-type="string">
            <text:p text:style-name="P8">University of California, Berkeley</text:p>
            <text:p text:style-name="P11"><text:span text:style-name="T38">B.A. Computer Science</text:span><text:span text:style-name="T12"> <text:s text:c="38"/></text:span><text:span text:style-name="T24"><text:s text:c="7"/></text:span><text:span text:style-name="T47"><text:s/></text:span><text:span text:style-name="T12"><text:s text:c="81"/></text:span><text:span text:style-name="T6"><text:s text:c="89"/></text:span><text:span text:style-name="T25"><text:s text:c="13"/></text:span></text:p>
          </table:table-cell>
          <table:table-cell table:style-name="Table5.C1" office:value-type="string">
            <text:p text:style-name="P12"><text:span text:style-name="T158">Grad</text:span><text:span text:style-name="T159">uation</text:span><text:span text:style-name="T158"> </text:span><text:span text:style-name="T100">May 202</text:span><text:span text:style-name="T101">2</text:span></text:p>
            <text:p text:style-name="P13"><text:span text:style-name="T1">GPA</text:span><text:span text:style-name="T162"> 3.9</text:span><text:span text:style-name="T163">4</text:span><text:span text:style-name="T5"> </text:span><text:span text:style-name="T4"><text:s/></text:span><text:span text:style-name="T3"><text:s/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1"/>
          </table:table-cell>
          <table:table-cell table:style-name="Table10.A1" office:value-type="string">
            <text:p text:style-name="P3"><office:annotation office:name="__Annotation__905_40995002133"><dc:creator>Unknown Author</dc:creator><dc:date>2020-01-01T12:33:41.070615008</dc:date><text:p text:style-name="P74"><text:span text:style-name="T174">Top Margin : 0</text:span></text:p><text:p text:style-name="P74"><text:span text:style-name="T174">Bottom Margin : 0</text:span></text:p></office:annotation><text:span text:style-name="T67">Coursework:</text:span><office:annotation-end office:name="__Annotation__905_40995002133"/><text:span text:style-name="T33"> </text:span><text:span text:style-name="T34">Data Structures, </text:span><text:span text:style-name="T35">Computer Architecture</text:span><text:span text:style-name="T27">,</text:span><text:span text:style-name="T28"> </text:span><text:span text:style-name="T29">Discrete Math, </text:span><text:span text:style-name="T30">Linear Algebra, Circuits</text:span><text:span text:style-name="T12"> <text:s/></text:span><text:span text:style-name="T6"><text:s text:c="89"/></text:span><text:span text:style-name="T25"><text:s text:c="13"/></text:span></text:p>
          </table:table-cell>
        </table:table-row>
      </table:table>
      <text:p text:style-name="P4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4">EXPERIENCE</text:p>
          </table:table-cell>
          <table:table-cell table:style-name="Table6.A1" office:value-type="string">
            <text:p text:style-name="P10"><text:span text:style-name="Strong_20_Emphasis"><text:span text:style-name="T113">UC Berkeley Dep</text:span></text:span><text:span text:style-name="Strong_20_Emphasis"><text:span text:style-name="T115">artment</text:span></text:span><text:span text:style-name="Strong_20_Emphasis"><text:span text:style-name="T113"> of Anthropology</text:span></text:span><text:span text:style-name="T106"> <text:s text:c="8"/></text:span></text:p>
            <text:p text:style-name="P21"><text:span text:style-name="T154">Software Developer</text:span><text:span text:style-name="T106"> <text:s text:c="9"/></text:span><text:span text:style-name="T145"><text:s/></text:span><text:span text:style-name="T106"><text:s text:c="51"/></text:span><text:span text:style-name="T146"><text:s text:c="7"/></text:span><text:span text:style-name="T131"><text:s/></text:span><text:span text:style-name="T106"><text:s text:c="81"/></text:span><text:span text:style-name="T155"><text:s text:c="89"/></text:span><text:span text:style-name="T147"><text:s text:c="13"/></text:span></text:p>
          </table:table-cell>
          <table:table-cell table:style-name="Table6.C1" office:value-type="string">
            <text:p text:style-name="P15"><text:span text:style-name="T39">Feb</text:span><text:span text:style-name="T40">. 2020 </text:span><text:span text:style-name="T41">— </text:span><text:span text:style-name="T42">May 2020</text:span></text:p>
            <text:p text:style-name="P15"><text:span text:style-name="Strong_20_Emphasis"><text:span text:style-name="T36">Berkeley, CA</text:span></text:span><text:span text:style-name="T32"> <text:s/></text:span><text:span text:style-name="T31"><text:s/></text:span></text:p>
          </table:table-cell>
        </table:table-row>
      </table:table>
      <text:p text:style-name="P5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list xml:id="list3501553416" text:style-name="L1">
              <text:list-item>
                <text:p text:style-name="P55">Developed an image <text:span text:style-name="T169">auto-</text:span>processing pipeline in Python, used <text:span text:style-name="T168">on</text:span> 151,173 <text:span text:style-name="T169">manuscript</text:span> scans</text:p>
              </text:list-item>
              <text:list-item>
                <text:p text:style-name="P72"><text:span text:style-name="Strong_20_Emphasis"><text:span text:style-name="T127">Optimized text legibility by </text:span></text:span><text:span text:style-name="Strong_20_Emphasis"><text:span text:style-name="T125">dewarp</text:span></text:span><text:span text:style-name="Strong_20_Emphasis"><text:span text:style-name="T127">ing</text:span></text:span><text:span text:style-name="Strong_20_Emphasis"><text:span text:style-name="T125">, deskew</text:span></text:span><text:span text:style-name="Strong_20_Emphasis"><text:span text:style-name="T127">ing</text:span></text:span><text:span text:style-name="Strong_20_Emphasis"><text:span text:style-name="T125">, and binariz</text:span></text:span><text:span text:style-name="Strong_20_Emphasis"><text:span text:style-name="T127">ing</text:span></text:span><text:span text:style-name="Strong_20_Emphasis"><text:span text:style-name="T125"> </text:span></text:span><text:span text:style-name="Strong_20_Emphasis"><text:span text:style-name="T126">image </text:span></text:span><text:span text:style-name="Strong_20_Emphasis"><text:span text:style-name="T125">scans </text:span></text:span><text:span text:style-name="Strong_20_Emphasis"><text:span text:style-name="T127">with OpenCV</text:span></text:span></text:p>
              </text:list-item>
              <text:list-item>
                <text:p text:style-name="P63"><text:span text:style-name="Strong_20_Emphasis"><text:span text:style-name="T58">Extracted text data from select</text:span></text:span><text:span text:style-name="Strong_20_Emphasis"><text:span text:style-name="T70">ed</text:span></text:span><text:span text:style-name="Strong_20_Emphasis"><text:span text:style-name="T58"> documents via OCR, utilizing Google Cloud’s Vision API</text:span></text:span></text:p>
              </text:list-item>
              <text:list-item>
                <text:p text:style-name="P64"><text:span text:style-name="Strong_20_Emphasis"><text:span text:style-name="T72">Refactored code and </text:span></text:span><text:span text:style-name="Strong_20_Emphasis"><text:span text:style-name="T73">wrote </text:span></text:span><text:span text:style-name="Strong_20_Emphasis"><text:span text:style-name="T72">documentation to aid future development of the project</text:span></text:span></text:p>
              </text:list-item>
            </text:list>
          </table:table-cell>
        </table:table-row>
      </table:table>
      <text:p text:style-name="P4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10"><text:span text:style-name="Strong_20_Emphasis"><text:span text:style-name="T111">UC Berkeley </text:span></text:span><text:span text:style-name="Strong_20_Emphasis"><text:span text:style-name="T115">Department of EECS</text:span></text:span></text:p>
            <text:p text:style-name="P21"><text:span text:style-name="Strong_20_Emphasis"><text:span text:style-name="T153">Course Tutor</text:span></text:span><text:span text:style-name="T146"> <text:s text:c="2"/></text:span><text:span text:style-name="T131"><text:s/></text:span><text:span text:style-name="T106"><text:s text:c="81"/></text:span><text:span text:style-name="T155"><text:s text:c="89"/></text:span><text:span text:style-name="T147"><text:s text:c="13"/></text:span></text:p>
          </table:table-cell>
          <table:table-cell table:style-name="Table9.C1" office:value-type="string">
            <text:p text:style-name="P16"><text:span text:style-name="T90">May</text:span><text:span text:style-name="T88"> 20</text:span><text:span text:style-name="T91">20</text:span><text:span text:style-name="T88"> — </text:span><text:span text:style-name="T92">Present</text:span></text:p>
            <text:p text:style-name="P17"><text:span text:style-name="Strong_20_Emphasis"><text:span text:style-name="T36">Berkeley, CA</text:span></text:span></text:p>
          </table:table-cell>
        </table:table-row>
      </table:table>
      <text:p text:style-name="P53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7"/>
          </table:table-cell>
          <table:table-cell table:style-name="Table14.A1" office:value-type="string">
            <text:list xml:id="list135204483948921" text:continue-numbering="true" text:style-name="L1">
              <text:list-item>
                <text:p text:style-name="P56"><text:span text:style-name="T173">Led</text:span> <text:span text:style-name="T165">6 weekly </text:span>group <text:span text:style-name="T164">tutoring </text:span>sections <text:span text:style-name="T170">for students in CS 61A (Intro to Programming)</text:span></text:p>
              </text:list-item>
              <text:list-item>
                <text:p text:style-name="P58"><text:span text:style-name="T166">Answered conceptual questions and assisted</text:span> students <text:span text:style-name="T164">with debugging during office hours</text:span></text:p>
              </text:list-item>
              <text:list-item>
                <text:p text:style-name="P57">Graded <text:span text:style-name="T167">student projects</text:span> for correctness <text:span text:style-name="T166">and proper Python programming style</text:span></text:p>
              </text:list-item>
            </text:list>
          </table:table-cell>
        </table:table-row>
      </table:table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9"><text:span text:style-name="T107">California </text:span><text:span text:style-name="T109">PATH (</text:span><text:span text:style-name="Strong_20_Emphasis"><text:span text:style-name="T110">Partners for Advanced Transportation Technology</text:span></text:span><text:span text:style-name="Strong_20_Emphasis"><text:span text:style-name="T112">)</text:span></text:span><text:span text:style-name="T106"> <text:s text:c="2"/></text:span></text:p>
            <text:p text:style-name="P20"><text:span text:style-name="Strong_20_Emphasis"><text:span text:style-name="T149">Research Assistant</text:span></text:span><text:span text:style-name="T129"> <text:s/></text:span><text:span text:style-name="T106"><text:s text:c="11"/></text:span><text:span text:style-name="T145"><text:s/></text:span><text:span text:style-name="T106"><text:s text:c="51"/></text:span><text:span text:style-name="T146"><text:s text:c="7"/></text:span><text:span text:style-name="T131"><text:s/></text:span><text:span text:style-name="T106"><text:s text:c="81"/></text:span><text:span text:style-name="T155"><text:s text:c="89"/></text:span><text:span text:style-name="T147"><text:s text:c="13"/></text:span></text:p>
          </table:table-cell>
          <table:table-cell table:style-name="Table3.C1" office:value-type="string">
            <text:p text:style-name="P5"><text:span text:style-name="T43">Oct</text:span><text:span text:style-name="T44">.</text:span><text:span text:style-name="T41"> 201</text:span><text:span text:style-name="T43">9</text:span><text:span text:style-name="T41"> — </text:span><text:span text:style-name="T45">Jan</text:span><text:span text:style-name="T46">. 2020</text:span></text:p>
            <text:p text:style-name="P15"><text:span text:style-name="Strong_20_Emphasis"><text:span text:style-name="T36">Berkeley, CA</text:span></text:span><text:span text:style-name="T79"> </text:span></text:p>
          </table:table-cell>
        </table:table-row>
      </table:table>
      <text:p text:style-name="P5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7"/>
          </table:table-cell>
          <table:table-cell table:style-name="Table7.A1" office:value-type="string">
            <text:list xml:id="list135205756089714" text:continue-numbering="true" text:style-name="L1">
              <text:list-item>
                <text:p text:style-name="P73"><text:span text:style-name="T122">Evaluated</text:span><text:span text:style-name="T116"> potential safety impacts</text:span><text:span text:style-name="T117"> </text:span><text:span text:style-name="T118">o</text:span><text:span text:style-name="T116">f </text:span><text:span text:style-name="T123">a</text:span><text:span text:style-name="T117"> </text:span><text:span text:style-name="T118">Caltrans-</text:span><text:span text:style-name="T120">proposed</text:span><text:span text:style-name="T119"> </text:span><text:span text:style-name="T124">free</text:span><text:span text:style-name="T119">way</text:span><text:span text:style-name="T124"> emergency alert</text:span><text:span text:style-name="T118"> system</text:span></text:p>
              </text:list-item>
              <text:list-item>
                <text:p text:style-name="P65"><text:span text:style-name="T52">S</text:span><text:span text:style-name="T53">ynced</text:span><text:span text:style-name="T48"> </text:span><text:span text:style-name="T53">position</text:span><text:span text:style-name="T54">al</text:span><text:span text:style-name="T49">, </text:span><text:span text:style-name="T54">sensor</text:span><text:span text:style-name="T49">, and </text:span><text:span text:style-name="T54">behavioral</text:span><text:span text:style-name="T48"> data </text:span><text:span text:style-name="T52">collected </text:span><text:span text:style-name="T48">from </text:span><text:span text:style-name="T58">driving</text:span><text:span text:style-name="T51"> </text:span><text:span text:style-name="T48">simulation</text:span><text:span text:style-name="T49"> </text:span><text:span text:style-name="T58">experiments</text:span></text:p>
              </text:list-item>
              <text:list-item>
                <text:p text:style-name="P65"><text:span text:style-name="Strong_20_Emphasis"><text:span text:style-name="T55">Wrote Python scripts to </text:span></text:span><text:span text:style-name="Strong_20_Emphasis"><text:span text:style-name="T69">high</text:span></text:span><text:span text:style-name="Strong_20_Emphasis"><text:span text:style-name="T71">l</text:span></text:span><text:span text:style-name="Strong_20_Emphasis"><text:span text:style-name="T69">ight</text:span></text:span><text:span text:style-name="Strong_20_Emphasis"><text:span text:style-name="T50"> key </text:span></text:span><text:span text:style-name="Strong_20_Emphasis"><text:span text:style-name="T68">p</text:span></text:span><text:span text:style-name="Strong_20_Emphasis"><text:span text:style-name="T50">oints </text:span></text:span><text:span text:style-name="Strong_20_Emphasis"><text:span text:style-name="T68">from</text:span></text:span><text:span text:style-name="Strong_20_Emphasis"><text:span text:style-name="T50"> </text:span></text:span><text:span text:style-name="Strong_20_Emphasis"><text:span text:style-name="T68">over 40 unique driver trial data sets</text:span></text:span></text:p>
              </text:list-item>
            </text:list>
          </table:table-cell>
        </table:table-row>
      </table:table>
      <text:p text:style-name="P5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1"><office:annotation office:name="__Annotation__1352_1647437908"><dc:creator>Unknown Author</dc:creator><dc:date>2020-01-04T16:43:11.210977179</dc:date><text:p text:style-name="P74"><text:span text:style-name="T175">Projects all one table except HEADER</text:span></text:p></office:annotation><text:span text:style-name="T161">PROJECTS</text:span><office:annotation-end office:name="__Annotation__1352_1647437908"/></text:p>
          </table:table-cell>
          <table:table-cell table:style-name="Table8.A1" office:value-type="string">
            <text:p text:style-name="P1"><text:span text:style-name="Strong_20_Emphasis"><text:span text:style-name="T20">I</text:span></text:span><text:span text:style-name="Strong_20_Emphasis"><text:span text:style-name="T21">nvestment </text:span></text:span><text:span text:style-name="Strong_20_Emphasis"><text:span text:style-name="T22">Portfolio Diversity Visualiz</text:span></text:span><text:span text:style-name="Strong_20_Emphasis"><text:span text:style-name="T23">er </text:span></text:span><text:span text:style-name="Strong_20_Emphasis"><text:span text:style-name="T15">(</text:span></text:span><text:span text:style-name="Strong_20_Emphasis"><text:span text:style-name="T14">Python</text:span></text:span><text:span text:style-name="Strong_20_Emphasis"><text:span text:style-name="T15">)</text:span></text:span></text:p>
            <text:list xml:id="list135205471624287" text:continue-numbering="true" text:style-name="L1">
              <text:list-item>
                <text:p text:style-name="P70"><text:span text:style-name="T59">Won </text:span><text:span text:style-name="T56">the </text:span><text:span text:style-name="T57">BlackRock API Prize at Cal Hacks </text:span><text:span text:style-name="T77">6.0</text:span><text:span text:style-name="T80">,</text:span><text:span text:style-name="T57"> the largest collegiate hackathon in the world</text:span></text:p>
              </text:list-item>
              <text:list-item>
                <text:p text:style-name="P66"><text:span text:style-name="T59">Built</text:span><text:span text:style-name="T60"> </text:span><text:span text:style-name="T59">a </text:span><text:span text:style-name="T60">tool</text:span><text:span text:style-name="T56"> </text:span><text:span text:style-name="T62">t</text:span><text:span text:style-name="T75">o help diver</text:span><text:span text:style-name="T74">sify</text:span><text:span text:style-name="T62"> </text:span><text:span text:style-name="T56">investment portfolio</text:span><text:span text:style-name="T75">s</text:span><text:span text:style-name="T56"> </text:span><text:span text:style-name="T74">based on a given</text:span><text:span text:style-name="T61"> </text:span><text:span text:style-name="T56">security </text:span><text:span text:style-name="T63">data </text:span><text:span text:style-name="T56">attribute</text:span></text:p>
              </text:list-item>
              <text:list-item>
                <text:p text:style-name="P67"><text:span text:style-name="T89">Categorized and displayed</text:span><text:span text:style-name="T85"> </text:span><text:span text:style-name="T86">s</text:span><text:span text:style-name="T89">tock </text:span><text:span text:style-name="T97">market</text:span><text:span text:style-name="T85"> data</text:span><text:span text:style-name="T87"> </text:span><text:span text:style-name="T89">using BlackRock’s Aladdin API and MatPlotLib</text:span><text:span text:style-name="T56"> <text:s text:c="3"/></text:span><text:span text:style-name="T78"><text:s text:c="7"/></text:span><text:span text:style-name="T56"><text:s/></text:span><text:span text:style-name="T78"><text:s text:c="2"/></text:span><text:span text:style-name="T12"><text:s text:c="13"/></text:span><text:span text:style-name="T37"><text:s/></text:span><text:span text:style-name="T12"><text:s text:c="51"/></text:span><text:span text:style-name="T24"><text:s text:c="7"/></text:span><text:span text:style-name="T47"><text:s/></text:span><text:span text:style-name="T12"><text:s text:c="81"/></text:span><text:span text:style-name="T6"><text:s text:c="89"/></text:span><text:span text:style-name="T25"><text:s text:c="13"/></text:span></text:p>
              </text:list-item>
            </text:list>
          </table:table-cell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2"><text:span text:style-name="Strong_20_Emphasis"><text:span text:style-name="T15">Bomberman Remastered </text:span></text:span><text:span text:style-name="Strong_20_Emphasis"><text:span text:style-name="T17">(Java)</text:span></text:span></text:p>
            <text:list xml:id="list135206556064910" text:continue-numbering="true" text:style-name="L1">
              <text:list-item>
                <text:p text:style-name="P59">Created a <text:span text:style-name="T171">multiplayer version</text:span> of the game Bomberman that <text:span text:style-name="T172">can run on modern computers</text:span></text:p>
              </text:list-item>
              <text:list-item>
                <text:p text:style-name="P68"><text:span text:style-name="T64">Utilized the Java Swing toolkit to design </text:span><text:span text:style-name="T65">menus</text:span><text:span text:style-name="T66">,</text:span><text:span text:style-name="T64"> </text:span><text:span text:style-name="T66">handle controls, and execute game events</text:span><text:span text:style-name="T78"> <text:s text:c="2"/></text:span><text:span text:style-name="T12"><text:s text:c="11"/></text:span><text:span text:style-name="T37"><text:s/></text:span><text:span text:style-name="T12"><text:s text:c="51"/></text:span><text:span text:style-name="T24"><text:s text:c="7"/></text:span><text:span text:style-name="T47"><text:s/></text:span><text:span text:style-name="T12"><text:s text:c="81"/></text:span><text:span text:style-name="T6"><text:s text:c="89"/></text:span><text:span text:style-name="T25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2"><text:span text:style-name="Strong_20_Emphasis"><text:span text:style-name="T18">Gitl</text:span></text:span><text:span text:style-name="Strong_20_Emphasis"><text:span text:style-name="T19">et</text:span></text:span><text:span text:style-name="Strong_20_Emphasis"><text:span text:style-name="T16"> (</text:span></text:span><text:span text:style-name="Strong_20_Emphasis"><text:span text:style-name="T18">Java</text:span></text:span><text:span text:style-name="Strong_20_Emphasis"><text:span text:style-name="T16">)</text:span></text:span></text:p>
            <text:list xml:id="list135205480594682" text:continue-numbering="true" text:style-name="L1">
              <text:list-item>
                <text:p text:style-name="P71"><text:span text:style-name="T7">C</text:span><text:span text:style-name="T6">onstructed a</text:span><text:span text:style-name="T8"> working version control system that replicates the core functionality of Git</text:span></text:p>
              </text:list-item>
              <text:list-item>
                <text:p text:style-name="P60">Implemented features such as file staging, commits, branching, merging, tracking status, etc.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"><text:span text:style-name="Strong_20_Emphasis"><text:span text:style-name="T13">Personal Website (HTML, CSS, JavaScript) </text:span></text:span></text:p>
            <text:list xml:id="list135206508557251" text:continue-numbering="true" text:style-name="L1">
              <text:list-item>
                <text:p text:style-name="P61">Designed and built a personal site from scratch, utilizing the Bootstrap front end framework</text:p>
              </text:list-item>
              <text:list-item>
                <text:p text:style-name="P62">Ensured font and layout compatibility for any operating system, display size, or web browser</text:p>
              </text:list-item>
            </text:list>
          </table:table-cell>
        </table:table-row>
      </table:table>
      <text:p text:style-name="P52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5">ACTIVITIES</text:p>
          </table:table-cell>
          <table:table-cell table:style-name="Table11.A1" office:value-type="string">
            <text:p text:style-name="P9"><text:span text:style-name="Strong_20_Emphasis"><text:span text:style-name="T114">Computer Science Mentors</text:span></text:span></text:p>
            <text:p text:style-name="P20"><text:soft-page-break/><text:span text:style-name="Strong_20_Emphasis"><text:span text:style-name="T150">Content </text:span></text:span><text:span text:style-name="Strong_20_Emphasis"><text:span text:style-name="T151">Writer</text:span></text:span><text:span text:style-name="Strong_20_Emphasis"><text:span text:style-name="T130"> <text:s/></text:span></text:span><text:span text:style-name="T106"><text:s text:c="19"/></text:span><text:span text:style-name="T145"><text:s/></text:span><text:span text:style-name="T106"><text:s text:c="51"/></text:span><text:span text:style-name="T146"><text:s text:c="7"/></text:span><text:span text:style-name="T131"><text:s/></text:span><text:span text:style-name="T106"><text:s text:c="81"/></text:span><text:span text:style-name="T155"><text:s text:c="89"/></text:span><text:span text:style-name="T147"><text:s text:c="13"/></text:span></text:p>
          </table:table-cell>
          <table:table-cell table:style-name="Table11.C1" office:value-type="string">
            <text:p text:style-name="P18"><text:span text:style-name="T10">Aug</text:span><text:span text:style-name="T11">. 2020 </text:span><text:span text:style-name="T9">— </text:span><text:span text:style-name="T10">Present</text:span></text:p>
            <text:p text:style-name="P18"><text:soft-page-break/><text:span text:style-name="Strong_20_Emphasis"><text:span text:style-name="T36">Berkeley, CA</text:span></text:span><text:span text:style-name="T26"> </text:span></text:p>
          </table:table-cell>
        </table:table-row>
      </table:table>
      <text:p text:style-name="P51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9"/>
          </table:table-cell>
          <table:table-cell table:style-name="Table12.A1" office:value-type="string">
            <text:list xml:id="list135205175948263" text:continue-numbering="true" text:style-name="L1">
              <text:list-item>
                <text:p text:style-name="P69"><text:span text:style-name="Strong_20_Emphasis"><text:span text:style-name="T76">Wrote practice problems and created review material for students in CS 61B (Data Structures)</text:span></text:span></text:p>
              </text:list-item>
            </text:list>
          </table:table-cell>
        </table:table-row>
      </table:table>
      <text:p text:style-name="P51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3"/>
          </table:table-cell>
          <table:table-cell table:style-name="Table15.A1" office:value-type="string">
            <text:p text:style-name="P9"><text:span text:style-name="Strong_20_Emphasis"><text:span text:style-name="T111">UC Berkeley </text:span></text:span><text:span text:style-name="Strong_20_Emphasis"><text:span text:style-name="T115">Department of EECS</text:span></text:span><text:span text:style-name="T106"> </text:span></text:p>
            <text:p text:style-name="P20"><text:span text:style-name="Strong_20_Emphasis"><text:span text:style-name="T152">A</text:span></text:span><text:span text:style-name="Strong_20_Emphasis"><text:span text:style-name="T150">cademic Intern</text:span></text:span><text:span text:style-name="Strong_20_Emphasis"><text:span text:style-name="T130"> <text:s/></text:span></text:span><text:span text:style-name="T106"><text:s text:c="73"/></text:span><text:span text:style-name="T155"><text:s text:c="89"/></text:span><text:span text:style-name="T147"><text:s text:c="13"/></text:span></text:p>
          </table:table-cell>
          <table:table-cell table:style-name="Table15.C1" office:value-type="string">
            <text:p text:style-name="P6"><text:span text:style-name="T93">Jan</text:span><text:span text:style-name="T94">.</text:span><text:span text:style-name="T88"> 20</text:span><text:span text:style-name="T93">20</text:span><text:span text:style-name="T88"> — </text:span><text:span text:style-name="T95">Aug.</text:span><text:span text:style-name="T96"> 2020</text:span></text:p>
            <text:p text:style-name="P17"><text:span text:style-name="Strong_20_Emphasis"><text:span text:style-name="T36">Berkeley, CA</text:span></text:span></text:p>
          </table:table-cell>
        </table:table-row>
      </table:table>
      <text:p text:style-name="P51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39"/>
          </table:table-cell>
          <table:table-cell table:style-name="Table18.A1" office:value-type="string">
            <text:list xml:id="list135205870070869" text:continue-numbering="true" text:style-name="L1">
              <text:list-item>
                <text:p text:style-name="P69"><text:span text:style-name="Strong_20_Emphasis"><text:span text:style-name="T76">Assisted students with completing lab programming assignments in CS 61A and CS 61B</text:span></text:span></text:p>
              </text:list-item>
            </text:list>
          </table:table-cell>
        </table:table-row>
      </table:table>
      <text:p text:style-name="P51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2">A<text:span text:style-name="T157">WARDS</text:span></text:p>
          </table:table-cell>
          <table:table-cell table:style-name="Table16.A1" office:value-type="string">
            <text:p text:style-name="P23"><text:span text:style-name="T2">Winner</text:span><text:span text:style-name="T102">, </text:span><text:span text:style-name="T98">Cal Hacks </text:span><text:span text:style-name="T99">6.0 BlackRock API Prize </text:span></text:p>
            <text:p text:style-name="P22"><text:span text:style-name="T128">Winner</text:span><text:span text:style-name="T121">,</text:span><text:span text:style-name="T132"> </text:span><text:span text:style-name="T142">Intuit George A. Hansen </text:span><text:span text:style-name="T144">Computer Science</text:span><text:span text:style-name="T142"> </text:span><text:span text:style-name="T143">Scholarship</text:span></text:p>
            <text:p text:style-name="P22"><text:span text:style-name="T132">Winner</text:span><text:span text:style-name="T138">,</text:span><text:span text:style-name="T148"> </text:span><text:span text:style-name="T139">I</text:span><text:span text:style-name="T143">ntuit </text:span><text:span text:style-name="T144">Academic</text:span><text:span text:style-name="T143"> Scholarship</text:span><text:span text:style-name="T106"> <text:s text:c="9"/></text:span><text:span text:style-name="T145"><text:s/></text:span><text:span text:style-name="T106"><text:s text:c="51"/></text:span><text:span text:style-name="T146"><text:s text:c="7"/></text:span><text:span text:style-name="T131"><text:s/></text:span><text:span text:style-name="T106"><text:s text:c="81"/></text:span><text:span text:style-name="T155"><text:s text:c="89"/></text:span><text:span text:style-name="T147"><text:s text:c="13"/></text:span></text:p>
          </table:table-cell>
          <table:table-cell table:style-name="Table16.A1" office:value-type="string">
            <text:p text:style-name="P7"><text:span text:style-name="T9">O</text:span><text:span text:style-name="T6">ct. 2019</text:span></text:p>
            <text:p text:style-name="P14"><text:span text:style-name="T105">Apr</text:span>. 2019</text:p>
            <text:p text:style-name="P14"><text:span text:style-name="T105">Apr</text:span>. 2019</text:p>
          </table:table-cell>
        </table:table-row>
      </table:table>
      <text:p text:style-name="P4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3">SKILLS</text:p>
          </table:table-cell>
          <table:table-cell table:style-name="Table17.A1" office:value-type="string">
            <text:p text:style-name="P19"><text:span text:style-name="T134">Python, Java, </text:span><text:span text:style-name="T140">C, </text:span><text:span text:style-name="T141">C++,</text:span><text:span text:style-name="T140"> </text:span><text:span text:style-name="T134">SQL, HTML, CSS, JavaScript, </text:span><text:span text:style-name="T133">Git, </text:span><text:span text:style-name="T135">Unix,</text:span><text:span text:style-name="T136"> </text:span><text:span text:style-name="T137">Bootstrap, NumPy</text:span><text:span text:style-name="T108"> </text:span><text:span text:style-name="T106"><text:s text:c="43"/></text:span><text:span text:style-name="T146"><text:s text:c="7"/></text:span><text:span text:style-name="T131"><text:s/></text:span><text:span text:style-name="T106"><text:s text:c="81"/></text:span><text:span text:style-name="T155"><text:s text:c="89"/></text:span><text:span text:style-name="T147"><text:s text:c="13"/>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16T13:52:04.264454783</dc:date>
    <meta:editing-duration>P2DT23H11M26S</meta:editing-duration>
    <meta:editing-cycles>514</meta:editing-cycles>
    <meta:document-statistic meta:table-count="17" meta:image-count="6" meta:object-count="0" meta:page-count="2" meta:paragraph-count="70" meta:word-count="445" meta:character-count="5493" meta:non-whitespace-character-count="2625"/>
  </office:meta>
</office:document-meta>
</file>